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b8a5" officeooo:paragraph-rsid="0015b8a5"/>
    </style:style>
    <style:style style:name="P2" style:family="paragraph" style:parent-style-name="Standard">
      <style:text-properties style:font-name="Nimbus Mono PS" officeooo:rsid="0015b8a5" officeooo:paragraph-rsid="0015b8a5"/>
    </style:style>
    <style:style style:name="P3" style:family="paragraph" style:parent-style-name="Standard">
      <style:text-properties style:font-name="FreeMono" officeooo:rsid="0015b8a5" officeooo:paragraph-rsid="0015b8a5"/>
    </style:style>
    <style:style style:name="P4" style:family="paragraph" style:parent-style-name="Standard">
      <style:text-properties style:font-name="FreeMono" officeooo:rsid="00170af9" officeooo:paragraph-rsid="00170af9"/>
    </style:style>
    <style:style style:name="P5" style:family="paragraph" style:parent-style-name="Standard">
      <style:text-properties style:font-name="Liberation Serif" officeooo:rsid="0015b8a5" officeooo:paragraph-rsid="0015b8a5"/>
    </style:style>
    <style:style style:name="P6" style:family="paragraph" style:parent-style-name="Standard">
      <style:text-properties style:font-name="Liberation Serif" officeooo:rsid="00170af9" officeooo:paragraph-rsid="00170af9"/>
    </style:style>
    <style:style style:name="P7" style:family="paragraph" style:parent-style-name="Standard">
      <style:text-properties officeooo:rsid="00171a15" officeooo:paragraph-rsid="00171a15"/>
    </style:style>
    <style:style style:name="P8" style:family="paragraph" style:parent-style-name="Header">
      <style:text-properties officeooo:rsid="0015b8a5" officeooo:paragraph-rsid="0015b8a5"/>
    </style:style>
    <style:style style:name="T1" style:family="text">
      <style:text-properties style:font-name="Nimbus Mono PS"/>
    </style:style>
    <style:style style:name="T2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ab 2</text:p>
      <text:p text:style-name="P1">COSC 350</text:p>
      <text:p text:style-name="P1"/>
      <text:p text:style-name="P7">Task 1)</text:p>
      <text:p text:style-name="P7"/>
      <text:p text:style-name="P7">*1) Value of PS1: \s-\v\$</text:p>
      <text:p text:style-name="P7">2) Values of env vars:</text:p>
      <text:p text:style-name="P7">EDITOR: /usr/bin/emacs -nw</text:p>
      <text:p text:style-name="P7">HOME: /mnt/linuxlab/home/ithomas3</text:p>
      <text:p text:style-name="P7">HOSTNAME: hpcl1-6</text:p>
      <text:p text:style-name="P7">LD_LIBRARY_PATH: :/usr/local/cuda/lib64</text:p>
      <text:p text:style-name="P7">LESS: no value</text:p>
      <text:p text:style-name="P7">MAIL: var/spool/mail/ithomas3</text:p>
      <text:p text:style-name="P7">MANPATH: :/opt/puppetlabs/puppet/share/man</text:p>
      <text:p text:style-name="P7">MORE: no value</text:p>
      <text:p text:style-name="P7">PAGER: less</text:p>
      <text:p text:style-name="P7">PWD: /mnt/linuxlab/home/ithomas3</text:p>
      <text:p text:style-name="P7">PATH: /usr/local/cuda/bin:/usr/lib64/qt-3.3/bin:/usr/lib64/ccache:/usr/local/bin:/usr/local/sbin:/usr/bin:/usr/sbin:/bin:/sbin:/opt/puppetlabs/bin:/mnt/linuxlab/home/ithomas3/bin:/mnt/linuxlab/home/ithomas3/bin/scripts</text:p>
      <text:p text:style-name="P7">SHELL: /bin/bash</text:p>
      <text:p text:style-name="P7">TERM: xterm</text:p>
      <text:p text:style-name="P7">USER: ithomas3</text:p>
      <text:p text:style-name="P7"/>
      <text:p text:style-name="P7">Task 2)</text:p>
      <text:p text:style-name="P7"/>
      <text:p text:style-name="P7">1) source ~/.bashrc</text:p>
      <text:p text:style-name="P7">2) PS1="[COSC350 \W]:"</text:p>
      <text:p text:style-name="P7">3) PS1='\s-\v $ '</text:p>
      <text:p text:style-name="P7"/>
      <text:p text:style-name="P7">Task 4)</text:p>
      <text:p text:style-name="P7"/>
      <text:p text:style-name="P7">1) ls cs345 &gt; bar.txt 2&gt;&amp;1</text:p>
      <text:p text:style-name="P7">2) ls cs345 &gt; /dev/null 2&gt;&amp;1</text:p>
      <text:p text:style-name="P7">3) bash-4.2$ echo 3 &gt;&gt; foo</text:p>
      <text:p text:style-name="P7"><text:s text:c="3"/>bash-4.2$ echo 5 &gt;&gt; foo</text:p>
      <text:p text:style-name="P7"><text:s text:c="3"/>bash-4.2$ echo 2 &gt;&gt; foo</text:p>
      <text:p text:style-name="P7"><text:s text:c="3"/>bash-4.2$ echo 1 &gt;&gt; foo</text:p>
      <text:p text:style-name="P7">4) cat foo &gt;&gt; bar</text:p>
      <text:p text:style-name="P7"/>
      <text:p text:style-name="P7">Task 5)</text:p>
      <text:p text:style-name="P7"/>
      <text:p text:style-name="P7">1) I wrote a small C++ program to read out to a file to write out all the numbers</text:p>
      <text:p text:style-name="P7"/>
      <text:p text:style-name="P7">2) 100 100 292 numbs</text:p>
      <text:p text:style-name="P7">This may be the number of lines, total number of strings (of each line, in this case</text:p>
      <text:p text:style-name="P7"><text:soft-page-break/>numbers), the size of the program, and the name</text:p>
      <text:p text:style-name="P7"/>
      <text:p text:style-name="P7">3) sed -n '25,38p' numbs &gt; somenumbs</text:p>
      <text:p text:style-name="P7"/>
      <text:p text:style-name="P7">4) 14 14 42 somenumbs</text:p>
      <text:p text:style-name="P7"><text:s text:c="2"/>somenumbs contains only 14 lines (25 - 38 inclusive), 14 'words' (numbers in this case)</text:p>
      <text:p text:style-name="P7"><text:s text:c="2"/>and is 42 bytes in size</text:p>
      <text:p text:style-name="P1"/>
      <text:p text:style-name="P1">Task 6a)</text:p>
      <text:p text:style-name="P1"/>
      <text:p text:style-name="P3">#!/bin/bash</text:p>
      <text:p text:style-name="P3">for ((i=1; i&lt;=5; i++)); do</text:p>
      <text:p text:style-name="P3"><text:s text:c="2"/>for((j=1; j&lt;=i; j++)); do</text:p>
      <text:p text:style-name="P3"><text:s text:c="4"/>printf "$i" #printf so we dont break lines</text:p>
      <text:p text:style-name="P3"><text:s text:c="2"/>done</text:p>
      <text:p text:style-name="P3"><text:s text:c="2"/>echo "" #to add a space</text:p>
      <text:p text:style-name="P3">done</text:p>
      <text:p text:style-name="P1"/>
      <text:p text:style-name="P1">Output)</text:p>
      <text:p text:style-name="P1"/>
      <text:p text:style-name="P1">1</text:p>
      <text:p text:style-name="P1">22</text:p>
      <text:p text:style-name="P1">333</text:p>
      <text:p text:style-name="P1">4444</text:p>
      <text:p text:style-name="P1">55555</text:p>
      <text:p text:style-name="P1"/>
      <text:p text:style-name="P1"/>
      <text:p text:style-name="P1">Task 6b)</text:p>
      <text:p text:style-name="P1"/>
      <text:p text:style-name="P3">#!/bin/sh</text:p>
      <text:p text:style-name="P3"/>
      <text:p text:style-name="P3">for (( i=1; i&lt;5; i++ ))</text:p>
      <text:p text:style-name="P3">do</text:p>
      <text:p text:style-name="P3"><text:s text:c="2"/>for (( j=1; j&lt;=$i; j++ ))</text:p>
      <text:p text:style-name="P3"><text:s text:c="2"/>do</text:p>
      <text:p text:style-name="P3"><text:s text:c="4"/>printf "*"</text:p>
      <text:p text:style-name="P3"><text:s text:c="2"/>done</text:p>
      <text:p text:style-name="P3"><text:s text:c="2"/>echo '' #break line</text:p>
      <text:p text:style-name="P3">done</text:p>
      <text:p text:style-name="P3"/>
      <text:p text:style-name="P3">for (( i=4; i&gt;=0; i-- ))</text:p>
      <text:p text:style-name="P3">do</text:p>
      <text:p text:style-name="P3"><text:s text:c="2"/>for (( j=0; j&lt;=$i; j++ ))</text:p>
      <text:p text:style-name="P3"><text:s text:c="2"/>do</text:p>
      <text:p text:style-name="P3"><text:s text:c="4"/>printf "*"</text:p>
      <text:p text:style-name="P3"><text:s text:c="2"/>done</text:p>
      <text:p text:style-name="P3"><text:s text:c="2"/>echo ''</text:p>
      <text:p text:style-name="P3">done</text:p>
      <text:p text:style-name="P3"/>
      <text:p text:style-name="P3">exit 0</text:p>
      <text:p text:style-name="P1"><text:soft-page-break/></text:p>
      <text:p text:style-name="P1"/>
      <text:p text:style-name="P1">output)</text:p>
      <text:p text:style-name="P1"/>
      <text:p text:style-name="P1">*</text:p>
      <text:p text:style-name="P1">**</text:p>
      <text:p text:style-name="P1">***</text:p>
      <text:p text:style-name="P1">****</text:p>
      <text:p text:style-name="P1">*****</text:p>
      <text:p text:style-name="P1">****</text:p>
      <text:p text:style-name="P1">***</text:p>
      <text:p text:style-name="P1">**</text:p>
      <text:p text:style-name="P1">*</text:p>
      <text:p text:style-name="P1"/>
      <text:p text:style-name="P1"/>
      <text:p text:style-name="P1">Task 6c)</text:p>
      <text:p text:style-name="P1"/>
      <text:p text:style-name="P2">#!/bin/sh</text:p>
      <text:p text:style-name="P2"/>
      <text:p text:style-name="P2">isvalid=0</text:p>
      <text:p text:style-name="P2"/>
      <text:p text:style-name="P2">echo "Enter number between 5 and 9"</text:p>
      <text:p text:style-name="P2"/>
      <text:p text:style-name="P2">while [ $isvalid -ne 1 ]</text:p>
      <text:p text:style-name="P2">do</text:p>
      <text:p text:style-name="P2"><text:s text:c="2"/>read input #global</text:p>
      <text:p text:style-name="P2"/>
      <text:p text:style-name="P2"><text:s text:c="2"/>if (( input &lt; 5 || input &gt; 9 )); then</text:p>
      <text:p text:style-name="P2"><text:s text:c="4"/>echo "Err: Input not between 5 and 9, try again"</text:p>
      <text:p text:style-name="P2"><text:s text:c="2"/>else</text:p>
      <text:p text:style-name="P2"><text:s text:c="4"/>isvalid=1</text:p>
      <text:p text:style-name="P2"><text:s text:c="2"/>fi</text:p>
      <text:p text:style-name="P2">done</text:p>
      <text:p text:style-name="P2"/>
      <text:p text:style-name="P2">for (( i=0; i&lt;=$input; i++ ))</text:p>
      <text:p text:style-name="P2">do</text:p>
      <text:p text:style-name="P2"><text:s text:c="2"/>#get the number of spaces we need</text:p>
      <text:p text:style-name="P2"><text:s text:c="2"/>spacesneeded=$(( 9-$i ))</text:p>
      <text:p text:style-name="P2"><text:s text:c="2"/>for (( j=0; j&lt;$spacesneeded; j++ ))</text:p>
      <text:p text:style-name="P2"><text:s text:c="2"/>do</text:p>
      <text:p text:style-name="P2"><text:s text:c="4"/>#print spaces</text:p>
      <text:p text:style-name="P2"><text:s text:c="4"/>printf " "</text:p>
      <text:p text:style-name="P2"><text:s text:c="2"/>done</text:p>
      <text:p text:style-name="P2"><text:s text:c="2"/>for (( j=0; j&lt;$i; j++ ))</text:p>
      <text:p text:style-name="P2"><text:s text:c="2"/>do</text:p>
      <text:p text:style-name="P2"><text:soft-page-break/><text:s text:c="4"/>#then number</text:p>
      <text:p text:style-name="P2"><text:s text:c="4"/>printf "$i "</text:p>
      <text:p text:style-name="P2"><text:s text:c="2"/>done</text:p>
      <text:p text:style-name="P2"><text:s text:c="2"/>echo</text:p>
      <text:p text:style-name="P2">done</text:p>
      <text:p text:style-name="P2"/>
      <text:p text:style-name="P1"><text:span text:style-name="T1">exit 0</text:span><text:line-break/></text:p>
      <text:p text:style-name="P1"/>
      <text:p text:style-name="P1"/>
      <text:p text:style-name="P1">Output)</text:p>
      <text:p text:style-name="P1"/>
      <text:p text:style-name="P1">Enter number between 5 and 9</text:p>
      <text:p text:style-name="P1">6</text:p>
      <text:p text:style-name="P1"><text:s text:c="9"/></text:p>
      <text:p text:style-name="P1"><text:s text:c="8"/>1 </text:p>
      <text:p text:style-name="P1"><text:s text:c="7"/>2 2 </text:p>
      <text:p text:style-name="P1"><text:s text:c="6"/>3 3 3 </text:p>
      <text:p text:style-name="P1"><text:s text:c="5"/>4 4 4 4 </text:p>
      <text:p text:style-name="P1"><text:s text:c="4"/>5 5 5 5 5 </text:p>
      <text:p text:style-name="P1"><text:s text:c="3"/>6 6 6 6 6 6 </text:p>
      <text:p text:style-name="P1"/>
      <text:p text:style-name="P1"/>
      <text:p text:style-name="P1">Enter number between 5 and 9</text:p>
      <text:p text:style-name="P1">3</text:p>
      <text:p text:style-name="P1">Err: Input not between 5 and 9, try again</text:p>
      <text:p text:style-name="P1">10</text:p>
      <text:p text:style-name="P1">Err: Input not between 5 and 9, try again</text:p>
      <text:p text:style-name="P1">-2</text:p>
      <text:p text:style-name="P1">Err: Input not between 5 and 9, try again</text:p>
      <text:p text:style-name="P1">8</text:p>
      <text:p text:style-name="P1"><text:s text:c="9"/></text:p>
      <text:p text:style-name="P1"><text:s text:c="8"/>1 </text:p>
      <text:p text:style-name="P1"><text:s text:c="7"/>2 2 </text:p>
      <text:p text:style-name="P1"><text:s text:c="6"/>3 3 3 </text:p>
      <text:p text:style-name="P1"><text:s text:c="5"/>4 4 4 4 </text:p>
      <text:p text:style-name="P1"><text:s text:c="4"/>5 5 5 5 5 </text:p>
      <text:p text:style-name="P1"><text:s text:c="3"/>6 6 6 6 6 6 </text:p>
      <text:p text:style-name="P1"><text:s text:c="2"/>7 7 7 7 7 7 7 </text:p>
      <text:p text:style-name="P1"><text:s/>8 8 8 8 8 8 8 8 </text:p>
      <text:p text:style-name="P1"/>
      <text:p text:style-name="P1"/>
      <text:p text:style-name="P1">Task 7)</text:p>
      <text:p text:style-name="P1"/>
      <text:p text:style-name="P3">#!/bin/sh</text:p>
      <text:p text:style-name="P3"/>
      <text:p text:style-name="P3">n=$1 #take first param</text:p>
      <text:p text:style-name="P3"><text:soft-page-break/>fact=1</text:p>
      <text:p text:style-name="P3"/>
      <text:p text:style-name="P3">if [ $# -eq 0 ]</text:p>
      <text:p text:style-name="P3">then</text:p>
      <text:p text:style-name="P3"><text:s text:c="2"/>echo "No parameters supplied, exiting"</text:p>
      <text:p text:style-name="P3"><text:s text:c="2"/>exit 1</text:p>
      <text:p text:style-name="P3">fi</text:p>
      <text:p text:style-name="P3"/>
      <text:p text:style-name="P3">while(( $n&gt;1))</text:p>
      <text:p text:style-name="P3">do</text:p>
      <text:p text:style-name="P3"><text:s text:c="2"/>fact=$((fact * $n))</text:p>
      <text:p text:style-name="P3"><text:s text:c="2"/>n=$(($n - 1))</text:p>
      <text:p text:style-name="P3">done</text:p>
      <text:p text:style-name="P3"/>
      <text:p text:style-name="P3">echo "Factorial: $fact"</text:p>
      <text:p text:style-name="P3"/>
      <text:p text:style-name="P3">exit 0;</text:p>
      <text:p text:style-name="P3"/>
      <text:p text:style-name="P3"/>
      <text:p text:style-name="P5">output)</text:p>
      <text:p text:style-name="P5"/>
      <text:p text:style-name="P6">ithomas3@bash4.2 ./Task7.sh</text:p>
      <text:p text:style-name="P6">No parameters supplied, exiting</text:p>
      <text:p text:style-name="P6">ithomas3@bash4.2 ./Task7.sh 5</text:p>
      <text:p text:style-name="P6">Factorial: 120</text:p>
      <text:p text:style-name="P6">ithomas3@bash4.2 ./Task7.sh 3</text:p>
      <text:p text:style-name="P6">Factorial: 6</text:p>
      <text:p text:style-name="P6">ithomas3@bash4.2 ./Task7.sh 3</text:p>
      <text:p text:style-name="P6">Factorial: 6</text:p>
      <text:p text:style-name="P6">ithomas3@bash4.2 ./Task7.sh f</text:p>
      <text:p text:style-name="P6">Factorial: 1</text:p>
      <text:p text:style-name="P6">ithomas3@bash4.2 clear</text:p>
      <text:p text:style-name="P6">ithomas3@bash4.2 ./Task7.sh 3</text:p>
      <text:p text:style-name="P6">Factorial: 6</text:p>
      <text:p text:style-name="P6">ithomas3@bash4.2 ./Task7.sh 5</text:p>
      <text:p text:style-name="P6">Factorial: 120</text:p>
      <text:p text:style-name="P6">ithomas3@bash4.2 ./Task7.sh 6</text:p>
      <text:p text:style-name="P6">Factorial: 720</text:p>
      <text:p text:style-name="P6">ithomas3@bash4.2 ./Task7.sh 10</text:p>
      <text:p text:style-name="P6">Factorial: 3628800</text:p>
      <text:p text:style-name="P6">ithomas3@bash4.2 ./Task7.sh 2</text:p>
      <text:p text:style-name="P6">Factorial: 2</text:p>
      <text:p text:style-name="P6">ithomas3@bash4.2 </text:p>
      <text:p text:style-name="P6"/>
      <text:p text:style-name="P6">Task 8)</text:p>
      <text:p text:style-name="P6"/>
      <text:p text:style-name="P4">#!/bin/bash</text:p>
      <text:p text:style-name="P4"/>
      <text:p text:style-name="P4">n=$1 #take first param</text:p>
      <text:p text:style-name="P4"/>
      <text:p text:style-name="P4"><text:soft-page-break/>if [ $# -eq 0 ]</text:p>
      <text:p text:style-name="P4">then</text:p>
      <text:p text:style-name="P4"><text:s text:c="2"/>echo "No parameters supplied, exiting"</text:p>
      <text:p text:style-name="P4"><text:s text:c="2"/>exit 1</text:p>
      <text:p text:style-name="P4">fi</text:p>
      <text:p text:style-name="P4"/>
      <text:p text:style-name="P4">while [ $n -gt 0 ]</text:p>
      <text:p text:style-name="P4">do</text:p>
      <text:p text:style-name="P4"><text:s text:c="4"/>remainder=$(( $n % 10 )) #get remainder (e.g. at this point, number at end)</text:p>
      <text:p text:style-name="P4"><text:s text:c="4"/>n=$(( $n / 10 )) #divide by 10 to cut off last number</text:p>
      <text:p text:style-name="P4"><text:s text:c="4"/>sum=$(( $sum + $remainder )) #sum</text:p>
      <text:p text:style-name="P4"/>
      <text:p text:style-name="P4">done</text:p>
      <text:p text:style-name="P4"/>
      <text:p text:style-name="P4">echo <text:s/>"sum of digits: $sum"</text:p>
      <text:p text:style-name="P4"/>
      <text:p text:style-name="P4"/>
      <text:p text:style-name="P6">output)</text:p>
      <text:p text:style-name="P6"/>
      <text:p text:style-name="P6">ithomas3@bash4.2 ./Task8.sh</text:p>
      <text:p text:style-name="P6">No parameters supplied, exiting</text:p>
      <text:p text:style-name="P6">ithomas3@bash4.2 ./Task8.sh 5</text:p>
      <text:p text:style-name="P6">sum of digits: 5</text:p>
      <text:p text:style-name="P6">ithomas3@bash4.2 ./Task8.sh 51</text:p>
      <text:p text:style-name="P6">sum of digits: 6</text:p>
      <text:p text:style-name="P6">ithomas3@bash4.2 ./Task8.sh 123</text:p>
      <text:p text:style-name="P6">sum of digits: 6</text:p>
      <text:p text:style-name="P6">ithomas3@bash4.2 ./Task8.sh 843</text:p>
      <text:p text:style-name="P6">sum of digits: 15</text:p>
      <text:p text:style-name="P6">ithomas3@bash4.2 ./Task8.sh 1232334</text:p>
      <text:p text:style-name="P6">sum of digits: 18</text:p>
      <text:p text:style-name="P6">ithomas3@bash4.2 </text:p>
      <text:p text:style-name="P6"/>
      <text:p text:style-name="P6">Task 9)</text:p>
      <text:p text:style-name="P6"/>
      <text:p text:style-name="P4">#!/bin/bash</text:p>
      <text:p text:style-name="P4"/>
      <text:p text:style-name="P4">echo "Enter the name of a directory to search"</text:p>
      <text:p text:style-name="P4">read dir</text:p>
      <text:p text:style-name="P4"/>
      <text:p text:style-name="P4">if [ -d $dir ]; then</text:p>
      <text:p text:style-name="P4"><text:s text:c="2"/>echo "directory found"</text:p>
      <text:p text:style-name="P4">else</text:p>
      <text:p text:style-name="P4"><text:s text:c="2"/>echo "Err: directory not found, exiting"</text:p>
      <text:p text:style-name="P4"><text:s text:c="2"/>exit 1</text:p>
      <text:p text:style-name="P4">fi</text:p>
      <text:p text:style-name="P4"/>
      <text:p text:style-name="P4">cd $dir</text:p>
      <text:p text:style-name="P4"/>
      <text:p text:style-name="P4">attempts=0</text:p>
      <text:p text:style-name="P4"><text:soft-page-break/>echo "Enter name of text file"</text:p>
      <text:p text:style-name="P4"/>
      <text:p text:style-name="P4">while [ $attempts -lt 3 ]</text:p>
      <text:p text:style-name="P4">do</text:p>
      <text:p text:style-name="P4"><text:s text:c="2"/>read file</text:p>
      <text:p text:style-name="P4"><text:s text:c="2"/>if [ -e $file ];</text:p>
      <text:p text:style-name="P4"><text:s text:c="2"/>then</text:p>
      <text:p text:style-name="P4"><text:s text:c="4"/>echo "File found"</text:p>
      <text:p text:style-name="P4"><text:s text:c="4"/>break</text:p>
      <text:p text:style-name="P4"><text:s text:c="2"/>else</text:p>
      <text:p text:style-name="P4"><text:s text:c="4"/>attempts=$(( attempts+1 ))</text:p>
      <text:p text:style-name="P4"><text:s text:c="4"/>if [ $attempts -eq 3 ]; then</text:p>
      <text:p text:style-name="P4"><text:s text:c="6"/>echo "File not found, all attempts (3 / 3) used, exiting"</text:p>
      <text:p text:style-name="P4"><text:s text:c="6"/>exit 2</text:p>
      <text:p text:style-name="P4"><text:s text:c="4"/>else</text:p>
      <text:p text:style-name="P4"><text:s text:c="6"/>echo "File not found, please try again ($attempts / 3 attempts used)"</text:p>
      <text:p text:style-name="P4"><text:s text:c="4"/>fi</text:p>
      <text:p text:style-name="P4"><text:s text:c="2"/>fi</text:p>
      <text:p text:style-name="P4">done</text:p>
      <text:p text:style-name="P4"/>
      <text:p text:style-name="P4">echo "Enter a word to search for in $file"</text:p>
      <text:p text:style-name="P4">read word</text:p>
      <text:p text:style-name="P4"/>
      <text:p text:style-name="P4"/>
      <text:p text:style-name="P4">if grep -q $word $file; then</text:p>
      <text:p text:style-name="P4"><text:s text:c="2"/>echo "$word FOUND!"</text:p>
      <text:p text:style-name="P4">else</text:p>
      <text:p text:style-name="P4"><text:s text:c="2"/>echo "$word NOT FOUND"</text:p>
      <text:p text:style-name="P4">fi</text:p>
      <text:p text:style-name="P4"/>
      <text:p text:style-name="P4">exit 0</text:p>
      <text:p text:style-name="P4"><text:span text:style-name="T2"/></text:p>
      <text:p text:style-name="P4"><text:span text:style-name="T2">output)</text:span></text:p>
      <text:p text:style-name="P4"><text:span text:style-name="T2"/></text:p>
      <text:p text:style-name="P4"><text:span text:style-name="T2">ithomas3@bash4.2 ls test</text:span></text:p>
      <text:p text:style-name="P4"><text:span text:style-name="T2">output <text:s/>test.txt</text:span></text:p>
      <text:p text:style-name="P4"><text:span text:style-name="T2">ithomas3@bash4.2 ./Task9.sh</text:span></text:p>
      <text:p text:style-name="P4"><text:span text:style-name="T2">Enter the name of a directory to search</text:span></text:p>
      <text:p text:style-name="P4"><text:span text:style-name="T2">folder</text:span></text:p>
      <text:p text:style-name="P4"><text:span text:style-name="T2">Err: directory not found, exiting</text:span></text:p>
      <text:p text:style-name="P4"><text:span text:style-name="T2">ithomas3@bash4.2 ./Task9.sh</text:span></text:p>
      <text:p text:style-name="P4"><text:span text:style-name="T2">Enter the name of a directory to search</text:span></text:p>
      <text:p text:style-name="P4"><text:span text:style-name="T2">tets</text:span></text:p>
      <text:p text:style-name="P4"><text:span text:style-name="T2">Err: directory not found, exiting</text:span></text:p>
      <text:p text:style-name="P4"><text:span text:style-name="T2">ithomas3@bash4.2 ./Task9.sh</text:span></text:p>
      <text:p text:style-name="P4"><text:span text:style-name="T2">Enter the name of a directory to search</text:span></text:p>
      <text:p text:style-name="P4"><text:span text:style-name="T2">test</text:span></text:p>
      <text:p text:style-name="P4"><text:span text:style-name="T2">directory found</text:span></text:p>
      <text:p text:style-name="P4"><text:span text:style-name="T2">Enter name of text file</text:span></text:p>
      <text:p text:style-name="P4"><text:span text:style-name="T2">hello.txt</text:span></text:p>
      <text:p text:style-name="P4"><text:soft-page-break/><text:span text:style-name="T2">File not found, please try again (1 / 3 attempts used)</text:span></text:p>
      <text:p text:style-name="P4"><text:span text:style-name="T2">bye.txt </text:span></text:p>
      <text:p text:style-name="P4"><text:span text:style-name="T2">File not found, please try again (2 / 3 attempts used)</text:span></text:p>
      <text:p text:style-name="P4"><text:span text:style-name="T2">last.txt</text:span></text:p>
      <text:p text:style-name="P4"><text:span text:style-name="T2">File not found, all attempts (3 / 3) used, exiting</text:span></text:p>
      <text:p text:style-name="P4"><text:span text:style-name="T2">ithomas3@bash4.2 ./Task9.sh</text:span></text:p>
      <text:p text:style-name="P4"><text:span text:style-name="T2">Enter the name of a directory to search</text:span></text:p>
      <text:p text:style-name="P4"><text:span text:style-name="T2">test <text:s text:c="7"/></text:span></text:p>
      <text:p text:style-name="P4"><text:span text:style-name="T2">directory found</text:span></text:p>
      <text:p text:style-name="P4"><text:span text:style-name="T2">Enter name of text file</text:span></text:p>
      <text:p text:style-name="P4"><text:span text:style-name="T2">test.txt</text:span></text:p>
      <text:p text:style-name="P4"><text:span text:style-name="T2">File found</text:span></text:p>
      <text:p text:style-name="P4"><text:span text:style-name="T2">Enter a word to search for in test.txt</text:span></text:p>
      <text:p text:style-name="P4"><text:span text:style-name="T2">Hello</text:span></text:p>
      <text:p text:style-name="P4"><text:span text:style-name="T2">Hello FOUND!</text:span></text:p>
      <text:p text:style-name="P4"><text:span text:style-name="T2">ithomas3@bash4.2 ./Task9.sh</text:span></text:p>
      <text:p text:style-name="P4"><text:span text:style-name="T2">Enter the name of a directory to search</text:span></text:p>
      <text:p text:style-name="P4"><text:span text:style-name="T2">test</text:span></text:p>
      <text:p text:style-name="P4"><text:span text:style-name="T2">directory found</text:span></text:p>
      <text:p text:style-name="P4"><text:span text:style-name="T2">Enter name of text file</text:span></text:p>
      <text:p text:style-name="P4"><text:span text:style-name="T2">test.txt</text:span></text:p>
      <text:p text:style-name="P4"><text:span text:style-name="T2">File found</text:span></text:p>
      <text:p text:style-name="P4"><text:span text:style-name="T2">Enter a word to search for in test.txt</text:span></text:p>
      <text:p text:style-name="P4"><text:span text:style-name="T2">bye</text:span></text:p>
      <text:p text:style-name="P4"><text:span text:style-name="T2">bye NOT FOU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b8a5" officeooo:paragraph-rsid="0015b8a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an Thom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9:01:14.676937626</meta:creation-date>
    <dc:date>2019-09-22T19:22:10.458757805</dc:date>
    <meta:editing-duration>PT10M45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8" meta:paragraph-count="289" meta:word-count="961" meta:character-count="5485" meta:non-whitespace-character-count="4513"/>
  </office:meta>
</office:document-meta>
</file>